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9000004883A7EE0C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9.663cm" svg:height="14.731cm" svg:x="5.914cm" svg:y="6.596cm">
          <draw:image xlink:href="Pictures/10000000000002F9000004883A7EE0C3.png" xlink:type="simple" xlink:show="embed" xlink:actuate="onLoad">
            <text:p/>
          </draw:image>
        </draw:frame>
        <draw:custom-shape draw:style-name="gr2" draw:text-style-name="P1" draw:layer="layout" svg:width="1.905cm" svg:height="1.27cm" svg:x="13.7cm" svg:y="7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1.27cm" svg:x="13.7cm" svg:y="11.7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85cm" svg:height="1.474cm" svg:x="7.985cm" svg:y="19.8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1.27cm" svg:x="7.35cm" svg:y="7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5.444cm" svg:x="5.445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16cm" svg:height="1.905cm" svg:x="6.08cm" svg:y="6.0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Paula Staudt</meta:initial-creator>
    <meta:creation-date>2007-09-18T13:32:57</meta:creation-date>
    <dc:creator>Paula Staudt</dc:creator>
    <dc:date>2007-09-18T13:36:26</dc:date>
    <dc:language>pt-BR</dc:language>
    <meta:editing-cycles>3</meta:editing-cycles>
    <meta:editing-duration>PT3M30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